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874c5" officeooo:paragraph-rsid="000874c5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0deb0c" officeooo:paragraph-rsid="000deb0c" fo:background-color="transparent" style:font-size-asian="16pt" style:font-weight-asian="bold" style:font-size-complex="16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874c5" officeooo:paragraph-rsid="000874c5" fo:background-color="#ff8000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9c3c8" officeooo:paragraph-rsid="0009c3c8" fo:background-color="#ff8000" style:font-size-asian="10.5pt" style:font-weight-asian="bold" style:font-size-complex="12pt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afa9c" officeooo:paragraph-rsid="000afa9c" fo:background-color="#ff8000" style:font-size-asian="10.5pt" style:font-weight-asian="bold" style:font-size-complex="12pt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0c57c2" officeooo:paragraph-rsid="000c57c2" fo:background-color="#ff800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9c3c8" officeooo:paragraph-rsid="0009c3c8" fo:background-color="transparent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afa9c" officeooo:paragraph-rsid="000afa9c" fo:background-color="transparent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b242c" officeooo:paragraph-rsid="000b242c" fo:background-color="transparent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0c57c2" officeooo:paragraph-rsid="000c57c2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afa9c" officeooo:paragraph-rsid="000afa9c" fo:background-color="transparent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b242c" officeooo:paragraph-rsid="000b242c" fo:background-color="transparent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0c57c2" officeooo:paragraph-rsid="000c57c2" fo:background-color="transparent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b242c" officeooo:paragraph-rsid="000b242c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Vera Sans Mono" fo:font-size="12pt" fo:font-style="italic" style:text-underline-style="none" fo:font-weight="normal" officeooo:rsid="000c57c2" officeooo:paragraph-rsid="000c57c2" fo:background-color="transparent" style:font-size-asian="10.5pt" style:font-style-asian="italic" style:font-weight-asian="normal" style:font-size-complex="12pt" style:font-style-complex="italic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6deb4" style:font-size-asian="16pt" style:font-weight-asian="bold" style:font-size-complex="16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21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afa9c" style:font-size-asian="16pt" style:font-weight-asian="bold" style:font-size-complex="16pt" style:font-weight-complex="bold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0deb0c" style:font-size-asian="16pt" style:font-weight-asian="bold" style:font-size-complex="16pt" style:font-weight-complex="bold"/>
    </style:style>
    <style:style style:name="P23" style:family="paragraph" style:parent-style-name="Standard" style:list-style-name="L3" style:master-page-name="">
      <loext:graphic-properties draw:fill="none"/>
      <style:paragraph-properties fo:margin-left="1.199cm" fo:margin-right="0cm" fo:text-align="start" style:justify-single-word="false" fo:text-indent="-0.499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24" style:family="paragraph" style:parent-style-name="Standard" style:list-style-name="L3">
      <loext:graphic-properties draw:fill="none"/>
      <style:paragraph-properties fo:margin-left="1.199cm" fo:margin-right="0cm" fo:text-align="start" style:justify-single-word="false" fo:text-indent="-0.499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P25" style:family="paragraph" style:parent-style-name="Standard" style:list-style-name="L3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font-name="Bitstream Vera Sans Mono" fo:font-size="12pt" style:text-underline-style="solid" style:text-underline-width="auto" style:text-underline-color="font-color" fo:font-weight="bold" officeooo:rsid="000deb0c" officeooo:paragraph-rsid="000deb0c" fo:background-color="#ff8000" style:font-size-asian="10.5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06deb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deb0c" style:font-style-asian="italic" style:font-style-complex="italic"/>
    </style:style>
    <style:style style:name="T5" style:family="text">
      <style:text-properties officeooo:rsid="000deb0c"/>
    </style:style>
    <style:style style:name="T6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s estelares</text:p>
      <text:p text:style-name="P18"><text:span text:style-name="T1">O guia estelar de </text:span><text:span text:style-name="T2">Git</text:span></text:p>
      <text:p text:style-name="P3">Introdução</text:p>
      <text:list xml:id="list1532832630" text:style-name="L1">
        <text:list-item>
          <text:p text:style-name="P5">Abertura</text:p>
        </text:list-item>
      </text:list>
      <text:p text:style-name="P9">Por que o git faz tanto sentido? O que ele é? Como que faz para instalar, configurar? O que siginifica commit? E mais.</text:p>
      <text:p text:style-name="P9"/>
      <text:list xml:id="list224527472297045" text:continue-numbering="true" text:style-name="L1">
        <text:list-item>
          <text:p text:style-name="P6">Porque este curso?</text:p>
        </text:list-item>
      </text:list>
      <text:p text:style-name="P10">- Modificar algo, sem perder o que tinha feito;</text:p>
      <text:p text:style-name="P10">- Salvar/arquivar seu código;</text:p>
      <text:p text:style-name="P10">- Corrompeu seu arquivo ou o computador queimou;</text:p>
      <text:p text:style-name="P10">- foi solicitada alteração, mas depois de uns meses, houve arrependimento e precisa voltar atrás.</text:p>
      <text:p text:style-name="P2"/>
      <text:p text:style-name="P21">Guias estelares</text:p>
      <text:p text:style-name="P19"><text:span text:style-name="T1">O guia estelar de </text:span><text:span text:style-name="T2">Git</text:span></text:p>
      <text:p text:style-name="P4">O que é o Git</text:p>
      <text:list xml:id="list3183657888" text:style-name="L2">
        <text:list-item>
          <text:p text:style-name="P7">Controle de versão</text:p>
        </text:list-item>
      </text:list>
      <text:p text:style-name="P10">- Registro de alterações em um ou mais arquivos;</text:p>
      <text:p text:style-name="P10">- Lembrar versões específicas mais tarde;</text:p>
      <text:p text:style-name="P10">- Reveretr para o estado anterior determinados arquivos ou um projeto inteiro;</text:p>
      <text:p text:style-name="P10">- Compare as mudanças ao longo do tempo;</text:p>
      <text:p text:style-name="P10">Veja quem modificou pela última vez algo que pode estar causando um problema;</text:p>
      <text:p text:style-name="P10">- Quem introduziu um problema ou quando;</text:p>
      <text:p text:style-name="P10">- Se você estragar tudo ou perder arquivos, você pode facilmente recuperar;</text:p>
      <text:p text:style-name="P10">- E muito mais…</text:p>
      <text:p text:style-name="P10"/>
      <text:list xml:id="list224527770661613" text:continue-numbering="true" text:style-name="L2">
        <text:list-item>
          <text:p text:style-name="P7">Tipos de controle de versão</text:p>
        </text:list-item>
      </text:list>
      <text:p text:style-name="P13">Sistemas Locais:</text:p>
      <text:p text:style-name="P11">- Copiar os arquivos para outro diretório;</text:p>
      <text:p text:style-name="P11">- Muito comum e muito simples;</text:p>
      <text:p text:style-name="P11">- Incrivelmente propensa a erros;</text:p>
      <text:p text:style-name="P11">- Fácil de sobreescrever arquivos, caso haja feito uma cópia errada.</text:p>
      <text:p text:style-name="P11"/>
      <text:p text:style-name="P14">Para superar os possíveis erros, existe o RCS – <text:span text:style-name="T3">Revision Control Systen</text:span></text:p>
      <text:p text:style-name="P11">- Ferramenta popular (antigamente) para controle de versão;</text:p>
      <text:p text:style-name="P11">- Mantém conjuntos de alterações, ou seja, as diferenças entre os arquivos;</text:p>
      <text:p text:style-name="P11">Formato especial no disco;</text:p>
      <text:p text:style-name="P11">Re-criar como qualquer arquivo se parecia em qualquer ponto no tempo, adicionado-se todas as alterações ao arquivo.</text:p>
      <text:p text:style-name="P11"/>
      <text:p text:style-name="P11">E se você precisa colaborar com desenvolvedores em outros sistemas?</text:p>
      <text:p text:style-name="P11"/>
      <text:p text:style-name="P14">Sistemas Centralizados</text:p>
      <text:p text:style-name="P11">Exemplo: CVS, Subversion e Perforce</text:p>
      <text:p text:style-name="P11">-Um único servidor que contém todos os arquivos de controle de versão;</text:p>
      <text:p text:style-name="P11">- Vários clientes usam arquivos a partir desse lugar central.</text:p>
      <text:p text:style-name="P16"/>
      <text:p text:style-name="P16">Por muitos anos, este tem sido o padrão para controle de versão.</text:p>
      <text:p text:style-name="P11"/>
      <text:p text:style-name="P14">Vantagens sobre VCSs locais:</text:p>
      <text:p text:style-name="P11">- Controle sobre atividades dos colaboradores no projeto.</text:p>
      <text:p text:style-name="P11">- Os administradores têm controle refinado sobre quem pode fazer o que;</text:p>
      <text:p text:style-name="P11">- Mais fácil de administrar um CVCS do que lidar com banco de dados locais em cada cliente.</text:p>
      <text:p text:style-name="P11"/>
      <text:p text:style-name="P14"><text:soft-page-break/>Desvantagens</text:p>
      <text:p text:style-name="P11">- Se esse servidor des problema por uma hora, durante essa hora ninguém pode colaborar ou salvar as alterações de versão para o que quer que eles estejam trabalhando.</text:p>
      <text:p text:style-name="P11">- Se o disco rígido do banco de dados central for corrompido, você perde absolutamente tudo;</text:p>
      <text:p text:style-name="P11">- Sistemas VCS locais sofrem com esse mesmo problema.</text:p>
      <text:p text:style-name="P11"/>
      <text:p text:style-name="P17">Sempre que você tenha toda a história do projeto em um único lugar, há o risco de perder tudo.</text:p>
      <text:p text:style-name="P12"/>
      <text:p text:style-name="P15">Sistemas Distribuídos</text:p>
      <text:p text:style-name="P12">Exemplo: Git, Mercurial, Bazaar ou Darcs</text:p>
      <text:p text:style-name="P12"/>
      <text:p text:style-name="P12">- Duplicar (clonar) localmente o repositório completo;</text:p>
      <text:p text:style-name="P12">- Se qualquer servidor morrer, e esses sistemas estiverem colaborando por meio dele, qualquer um dos repositórios do cliente poderá ser copiado de volta para o servidor;</text:p>
      <text:p text:style-name="P12">- Cada clone é de fato um backup completo de todos os dados;</text:p>
      <text:p text:style-name="P12">- Clientes usam o estado mais recente dos arquivos.</text:p>
      <text:p text:style-name="P12"/>
      <text:list xml:id="list224528807335570" text:continue-numbering="true" text:style-name="L2">
        <text:list-item>
          <text:p text:style-name="P8">O que é Git</text:p>
        </text:list-item>
      </text:list>
      <text:p text:style-name="P12">- Sistema de controle de versão distribuído;</text:p>
      <text:p text:style-name="P12">- Open-source;</text:p>
      <text:p text:style-name="P12">- Pontos na história: <text:span text:style-name="T3">commit</text:span> (viagem no tempo)</text:p>
      <text:p text:style-name="P12"><text:tab/>- Histórico de alterações no código;</text:p>
      <text:p text:style-name="P12"><text:tab/>- Voltar para qualquer<text:span text:style-name="T5">ponto na história</text:span></text:p>
      <text:p text:style-name="P12">- <text:span text:style-name="T5">Controlar o fluxo de novas funcionalidades:</text:span></text:p>
      <text:p text:style-name="P12"><text:tab/>- <text:span text:style-name="T5">Ramificações: </text:span><text:span text:style-name="T4">branch</text:span><text:span text:style-name="T5"> (universos paralelos);</text:span></text:p>
      <text:p text:style-name="P12"><text:tab/>- <text:span text:style-name="T5">Vários devs no mesmo projeto;</text:span></text:p>
      <text:p text:style-name="P12"><text:tab/>- <text:span text:style-name="T5">Análise e resolução de conflitos.</text:span></text:p>
      <text:p text:style-name="P12"/>
      <text:p text:style-name="P22">Guias estelares</text:p>
      <text:p text:style-name="P20"><text:span text:style-name="T1">O guia estelar de </text:span><text:span text:style-name="T2">Git</text:span></text:p>
      <text:p text:style-name="P4">Instalando o Git</text:p>
      <text:list xml:id="list1169171209" text:style-name="L3">
        <text:list-item>
          <text:p text:style-name="P23">Intalando git no mac</text:p>
          <text:p text:style-name="P25"/>
        </text:list-item>
        <text:list-item>
          <text:p text:style-name="P24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background-color="#ff8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1T21:12:17.721084722</meta:creation-date>
    <dc:date>2021-03-31T22:45:27.309771811</dc:date>
    <meta:editing-duration>PT24M12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4" meta:paragraph-count="69" meta:word-count="554" meta:character-count="3269" meta:non-whitespace-character-count="2784"/>
  </office:meta>
</office:document-meta>
</file>